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1H43M17.247051S" calcext:value-type="time">
            <text:p>1531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89]-[.B289] &gt; 0; [.C289]-[.B2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9]-[.F289] &gt; 0; [.G289]-[.F289]; 0)" office:value-type="time" office:time-value="PT00H00M00S" calcext:value-type="time">
            <text:p>00:00</text:p>
          </table:table-cell>
          <table:table-cell table:formula="of:=[.D289]+[.H2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1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81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/00/0000</text:date>, <text:time style:data-style-name="N2" text:time-value="07:42:21.8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0T16:43:10.057000000</dc:date>
    <meta:editing-duration>P68DT5H42M22S</meta:editing-duration>
    <meta:editing-cycles>1799</meta:editing-cycles>
    <meta:generator>LibreOffice/7.2.6.2$Windows_X86_64 LibreOffice_project/b0ec3a565991f7569a5a7f5d24fed7f52653d754</meta:generator>
    <dc:creator>Benjamin Laws</dc:creator>
    <meta:document-statistic meta:table-count="2" meta:cell-count="2170" meta:object-count="0"/>
  </office:meta>
</office:document-meta>
</file>